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宜蘭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6972" calcext:value-type="float">
            <text:p>6,97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087" calcext:value-type="float">
            <text:p>7,0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88" calcext:value-type="float">
            <text:p>7,088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10712" calcext:value-type="float">
            <text:p>10,712</text:p>
          </table:table-cell>
          <table:table-cell table:style-name="ce4" office:value-type="string" calcext:value-type="string">
            <text:p>66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65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71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0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94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6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4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0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60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1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55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7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43" calcext:value-type="float">
            <text:p>243</text:p>
          </table:table-cell>
          <table:table-cell table:style-name="ce4" office:value-type="string" calcext:value-type="string">
            <text:p>57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65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2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5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8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62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5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2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68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3786" calcext:value-type="float">
            <text:p>3,786</text:p>
          </table:table-cell>
          <table:table-cell table:style-name="ce4" office:value-type="string" calcext:value-type="string">
            <text:p>6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0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3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70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67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27" calcext:value-type="float">
            <text:p>327</text:p>
          </table:table-cell>
          <table:table-cell table:style-name="ce4" office:value-type="string" calcext:value-type="string">
            <text:p>69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6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6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3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/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66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66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5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55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63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3" calcext:value-type="float">
            <text:p>1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47</text:p>
          </table:table-cell>
          <table:table-cell table:number-columns-repeated="1004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" style:display-name="PageStyle_宜蘭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3</meta:creation-date>
    <meta:initial-creator>Apache POI</meta:initial-creator>
    <meta:generator>LibreOffice/6.0.7.3$Linux_X86_64 LibreOffice_project/00m0$Build-3</meta:generator>
    <meta:document-statistic meta:table-count="1" meta:cell-count="4696" meta:object-count="0"/>
  </office:meta>
</office:document-meta>
</file>